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48mm"/>
    </style:style>
    <style:style style:name="co4" style:family="table-column">
      <style:table-column-properties fo:break-before="auto" style:column-width="54.45mm"/>
    </style:style>
    <style:style style:name="co5" style:family="table-column">
      <style:table-column-properties fo:break-before="auto" style:column-width="9.65mm"/>
    </style:style>
    <style:style style:name="co6" style:family="table-column">
      <style:table-column-properties fo:break-before="auto" style:column-width="8.91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5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Mono"/>
    </style:style>
    <style:style style:name="ce2" style:family="table-cell" style:parent-style-name="Default">
      <style:table-cell-properties fo:background-color="#dddddd"/>
      <style:text-properties style:font-name="FreeMono"/>
    </style:style>
    <style:style style:name="ce3" style:family="table-cell" style:parent-style-name="Default">
      <style:table-cell-properties fo:background-color="#dddddd"/>
      <style:text-properties style:font-name="FreeMono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style:font-name="FreeMono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dddddd" fo:border="none"/>
      <style:text-properties style:font-name="FreeMono" fo:font-weight="bold" style:font-weight-asian="bold" style:font-weight-complex="bold"/>
    </style:style>
    <style:style style:name="ce7" style:family="table-cell" style:parent-style-name="Default">
      <style:table-cell-properties fo:background-color="#dddddd" fo:border="none"/>
      <style:text-properties style:font-name="FreeMono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dddddd" fo:border="none"/>
    </style:style>
    <style:style style:name="ce10" style:family="table-cell" style:parent-style-name="Default">
      <style:text-properties style:font-name="FreeMono" fo:font-weight="normal" style:font-weight-asian="normal" style:font-weight-complex="normal"/>
    </style:style>
    <style:style style:name="ce11" style:family="table-cell" style:parent-style-name="Default">
      <style:text-properties style:font-name="FreeMono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style:font-name="FreeMono" fo:font-weight="bold" style:font-weight-asian="bold" style:font-weight-complex="bold"/>
    </style:style>
    <style:style style:name="ce13" style:family="table-cell" style:parent-style-name="Default">
      <style:table-cell-properties fo:background-color="#dddddd"/>
      <style:text-properties style:font-name="FreeMono" fo:font-weight="normal" style:font-weight-asian="normal" style:font-weight-complex="normal"/>
    </style:style>
    <style:style style:name="ce14" style:family="table-cell" style:parent-style-name="Default">
      <style:table-cell-properties fo:background-color="#dddddd" fo:border="none"/>
      <style:text-properties style:font-name="FreeMono" fo:font-weight="normal" style:font-weight-asian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9" table:default-cell-style-name="ce1"/>
        <table:table-column table:style-name="co2" table:number-columns-repeated="3" table:default-cell-style-name="ce1"/>
        <table:table-column table:style-name="co1" table:number-columns-repeated="4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99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DCar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if=/dev/zero of=/dev/sde bs=512 count=204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# If you wish to keep the partition 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if=/dev/zero of=/dev/sde bs=512 count=2046 seek=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3" office:value-type="string" calcext:value-type="string">
            <text:p>u-boot</text:p>
          </table:table-cell>
          <table:table-cell table:style-name="ce3" table:number-columns-repeated="3"/>
          <table:table-cell table:style-name="ce2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git clone --depth=1 git://git.denx.de/u-boot.gi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it checkout v2017.1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/dvl/u-boot_out &amp;&amp; mkdir u-boot_out &amp;&amp; cd /dvl/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mrprop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CONFIG_CONFIG=/dvl/u-boot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BUILD_OUTPUT=/dvl/u-boot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ase the configuration on “q8_a33_tablet_1024x600_defconfig”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-- edit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scripts/kconfig/merge_config.sh -m -r /dvl/u-boot/configs/q8_a33_tablet_1024x600_defconfig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EXT_DTB=/dvl/linux-stable_out/arch/arm/boot/dts/sun8i-a33-q8-tablet.dtb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0" office:value-type="string" calcext:value-type="string">
            <text:p>make -j8 DEVICE_TREE=sun8i-a33-q8-tablet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ake -j8 q8_a33_tablet_1024x600_def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spl/sunxi-spl.bin bs=512 seek=16 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u-boot.img <text:s text:c="7"/>bs=512 seek=80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3" office:value-type="string" calcext:value-type="string">
            <text:p>linux-stable</text:p>
          </table:table-cell>
          <table:table-cell table:style-name="ce3" table:number-columns-repeated="3"/>
          <table:table-cell table:style-name="ce2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git clone --depth=1 git://git.kernel.org/pub/scm/linux/kernel/git/stable/linux-stable.gi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/dvl/linux-stable_out &amp;&amp; mkdir linux-stable_out &amp;&amp; cd /dvl/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CONFIG_CONFIG=/dvl/linux-stable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BUILD_OUTPUT=/dvl/linux-stable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ase the configuration on “sunxi_defconfig”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-- edit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scripts/kconfig/merge_config.sh -m -r /dvl/linux-stable/arch/arm/configs/sunxi_defconfig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LOADADDR= <text:s text:c="3"/>uImag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modul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sun8i-a33-q8-tablet.dt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ake -j 8 htmldoc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tks/linux-stable_out/arch/arm/boot/zImage <text:s text:c="17"/>bs=512 seek=2048 <text:s/>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tks/linux-stable_out/arch/arm/boot/dts/sun8i-a33-mb734.dtb bs=512 seek=18432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mc read ${kernel_addr_r} 800 <text:s/>3A0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mc read ${fdt_addr_r} <text:s text:c="3"/>4800 2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ootz ${kernel_addr_r} - ${fdt_addr_r}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evicetree </text:p>
          </table:table-cell>
          <table:table-cell table:style-name="ce2" table:number-columns-repeated="4"/>
          <table:table-cell table:style-name="ce3" table:number-columns-repeated="4"/>
          <table:table-cell table:style-name="ce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2"/>
          <table:table-cell table:style-name="ce3" office:value-type="string" calcext:value-type="string">
            <text:p>skeleton.dtsi</text:p>
          </table:table-cell>
          <table:table-cell table:style-name="ce8" table:number-columns-repeated="4"/>
          <table:table-cell table:style-name="ce3"/>
          <table:table-cell table:style-name="ce2"/>
          <table:table-cell table:style-name="ce8"/>
          <table:table-cell table:style-name="ce2" office:value-type="string" calcext:value-type="string">
            <text:p>-identical-</text:p>
          </table:table-cell>
          <table:table-cell table:style-name="ce2" table:number-columns-repeated="15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4"/>
          <table:table-cell table:style-name="ce11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/>
          <table:table-cell table:style-name="ce3" office:value-type="string" calcext:value-type="string">
            <text:p>sun8i-a23-a33.dtsi</text:p>
          </table:table-cell>
          <table:table-cell table:style-name="ce2"/>
          <table:table-cell table:style-name="ce8" table:number-columns-repeated="5"/>
          <table:table-cell table:style-name="ce2"/>
          <table:table-cell table:style-name="ce8"/>
          <table:table-cell table:style-name="ce13" office:value-type="string" calcext:value-type="string">
            <text:p>cp /dvl/linux-stable/arch/arm/boot/dts/sun8i-a23-a33.dtsi /tks/dox/mb734/dts/</text:p>
          </table:table-cell>
          <table:table-cell table:style-name="ce13" table:number-columns-repeated="3"/>
          <table:table-cell table:style-name="ce2" table:number-columns-repeated="2"/>
          <table:table-cell table:style-name="ce8"/>
          <table:table-cell table:style-name="ce2" table:number-columns-repeated="9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10" office:value-type="string" calcext:value-type="string">
            <text:p>rm /dvl/u-boot/arch/arm/dts/sun8i-a23-a33.dtsi</text:p>
          </table:table-cell>
          <table:table-cell table:style-name="ce11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interrupt-controller/arm-gic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10" office:value-type="string" calcext:value-type="string">
            <text:p>ln -s /tks/dox/mb734/dts/sun8i-a23-a33.dtsi /dvl/u-boot/arch/arm/dts/sun8i-a23-a33.dtsi</text:p>
          </table:table-cell>
          <table:table-cell table:style-name="ce11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clock/sun8i-a23-a33-ccu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/>
          <table:table-cell table:style-name="Default" office:value-type="string" calcext:value-type="string">
            <text:p>nothing to edit</text:p>
          </table:table-cell>
          <table:table-cell table:style-name="Default" table:number-columns-repeated="3"/>
          <table:table-cell/>
          <table:table-cell table:style-name="Default"/>
          <table:table-cell table:style-name="ce10"/>
          <table:table-cell table:style-name="ce11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reset/sun8i-a23-a33-ccu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10"/>
          <table:table-cell table:style-name="ce11" table:number-columns-repeated="3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5"/>
          <table:table-cell table:style-name="ce3" office:value-type="string" calcext:value-type="string">
            <text:p>sun8i-a33.dtsi</text:p>
          </table:table-cell>
          <table:table-cell table:style-name="ce2" table:number-columns-repeated="2"/>
          <table:table-cell table:style-name="ce8" table:number-columns-repeated="5"/>
          <table:table-cell table:style-name="ce2"/>
          <table:table-cell table:style-name="ce8"/>
          <table:table-cell table:style-name="ce13" office:value-type="string" calcext:value-type="string">
            <text:p>cp /dvl/linux-stable/arch/arm/boot/dts/sun8i-a33.dtsi /tks/dox/mb734/dts/</text:p>
          </table:table-cell>
          <table:table-cell table:style-name="ce13" table:number-columns-repeated="3"/>
          <table:table-cell table:style-name="ce2" table:number-columns-repeated="2"/>
          <table:table-cell table:style-name="ce8"/>
          <table:table-cell table:style-name="ce2" table:number-columns-repeated="9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8i-a33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8i-a33.dtsi /dvl/u-boot/arch/arm/dts/sun8i-a33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7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3"/>
          <table:table-cell table:style-name="ce3" office:value-type="string" calcext:value-type="string">
            <text:p>sunxi-common-regulators.dtsi</text:p>
          </table:table-cell>
          <table:table-cell table:style-name="ce2" table:number-columns-repeated="3"/>
          <table:table-cell table:style-name="ce3"/>
          <table:table-cell table:style-name="ce2"/>
          <table:table-cell table:style-name="ce8"/>
          <table:table-cell table:style-name="ce13" office:value-type="string" calcext:value-type="string">
            <text:p>cp /dvl/linux-stable/arch/arm/boot/dts/sunxi-common-regulators.dtsi /tks/dox/mb734/dts/</text:p>
          </table:table-cell>
          <table:table-cell table:style-name="ce13" table:number-columns-repeated="3"/>
          <table:table-cell table:style-name="ce2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xi-common-regulators.dtsi</text:p>
          </table:table-cell>
          <table:table-cell table:number-columns-repeated="12"/>
          <table:table-cell office:value-type="string" calcext:value-type="string">
            <text:p>dt-bindings/gpio/gpio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xi-common-regulators.dtsi /dvl/u-boot/arch/arm/dts/sunxi-common-regulators.dtsi</text:p>
          </table:table-cell>
          <table:table-cell table:number-columns-repeated="12"/>
          <table:table-cell office:value-type="string" calcext:value-type="string">
            <text:p>dt-bindings/pinctrl/sun4i-a10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2"/>
          <table:table-cell table:style-name="ce3" office:value-type="string" calcext:value-type="string">
            <text:p>sunxi-reference-design-tablet.dtsi</text:p>
          </table:table-cell>
          <table:table-cell table:style-name="ce8" table:number-columns-repeated="4"/>
          <table:table-cell table:style-name="ce3"/>
          <table:table-cell table:style-name="ce2"/>
          <table:table-cell table:style-name="ce8"/>
          <table:table-cell table:style-name="ce13" office:value-type="string" calcext:value-type="string">
            <text:p>cp /dvl/linux-stable/arch/arm/boot/dts/sunxi-reference-design-tablet.dtsi /tks/dox/mb734/dts/</text:p>
          </table:table-cell>
          <table:table-cell table:style-name="ce13" table:number-columns-repeated="3"/>
          <table:table-cell table:style-name="ce2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xi-reference-design-tablet.dtsi</text:p>
          </table:table-cell>
          <table:table-cell table:number-columns-repeated="12"/>
          <table:table-cell office:value-type="string" calcext:value-type="string">
            <text:p>dt-bindings/gpio/gpio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xi-reference-design-tablet.dtsi /dvl/u-boot/arch/arm/dts/sunxi-reference-design-tablet.dtsi</text:p>
          </table:table-cell>
          <table:table-cell table:number-columns-repeated="12"/>
          <table:table-cell office:value-type="string" calcext:value-type="string">
            <text:p>dt-bindings/input/input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dt-bindings/pinctrl/sun4i-a10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3"/>
          <table:table-cell table:style-name="ce3" office:value-type="string" calcext:value-type="string">
            <text:p>axp22x.dtsi</text:p>
          </table:table-cell>
          <table:table-cell table:style-name="ce2" table:number-columns-repeated="3"/>
          <table:table-cell table:style-name="ce3"/>
          <table:table-cell table:style-name="ce2"/>
          <table:table-cell table:style-name="ce8"/>
          <table:table-cell table:style-name="ce13" office:value-type="string" calcext:value-type="string">
            <text:p>cp /dvl/linux-stable/arch/arm/boot/dts/axp22x.dtsi /tks/dox/mb734/dts/</text:p>
          </table:table-cell>
          <table:table-cell table:style-name="ce13" table:number-columns-repeated="3"/>
          <table:table-cell table:style-name="ce2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axp22x.dtsi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axp22x.dtsi /dvl/u-boot/arch/arm/dts/axp22x.dtsi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0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2"/>
          <table:table-cell table:style-name="ce6" office:value-type="string" calcext:value-type="string">
            <text:p>axp223.dtsi</text:p>
          </table:table-cell>
          <table:table-cell table:style-name="ce9" table:number-columns-repeated="4"/>
          <table:table-cell table:style-name="ce6"/>
          <table:table-cell table:style-name="ce7"/>
          <table:table-cell table:style-name="ce9"/>
          <table:table-cell table:style-name="ce2" office:value-type="string" calcext:value-type="string">
            <text:p>-identical-</text:p>
          </table:table-cell>
          <table:table-cell table:style-name="ce2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/>
          <table:table-cell table:style-name="ce6" office:value-type="string" calcext:value-type="string">
            <text:p>sun8i-reference-design-tablet.dtsi</text:p>
          </table:table-cell>
          <table:table-cell table:style-name="ce7"/>
          <table:table-cell table:style-name="ce9" table:number-columns-repeated="4"/>
          <table:table-cell table:style-name="ce6"/>
          <table:table-cell table:style-name="ce7"/>
          <table:table-cell table:style-name="ce9"/>
          <table:table-cell table:style-name="ce13" office:value-type="string" calcext:value-type="string">
            <text:p>cp /dvl/linux-stable/arch/arm/boot/dts/sun8i-reference-design-tablet.dtsi /tks/dox/mb734/dts/</text:p>
          </table:table-cell>
          <table:table-cell table:style-name="ce7" table:number-columns-repeated="15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4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8i-reference-design-tablet.dtsi</text:p>
          </table:table-cell>
          <table:table-cell table:number-columns-repeated="12"/>
          <table:table-cell office:value-type="string" calcext:value-type="string">
            <text:p>dt-bindings/pwm/pwm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4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8i-reference-design-tablet.dtsi /dvl/u-boot/arch/arm/dts/sun8i-reference-design-tablet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10" office:value-type="string" calcext:value-type="string">
            <text:p>/backlight : merge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5"/>
          <table:table-cell table:style-name="ce4" table:number-columns-repeated="16"/>
          <table:table-cell table:number-columns-repeated="996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office:value-type="string" calcext:value-type="string">
            <text:p>/soc/i2c0/touchscreen : merge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5"/>
          <table:table-cell table:style-name="ce4" table:number-columns-repeated="16"/>
          <table:table-cell table:number-columns-repeated="996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4" office:value-type="string" calcext:value-type="string">
            <text:p>&amp;mmc0 : cd-gpios inverted or not?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5"/>
          <table:table-cell table:style-name="ce4" table:number-columns-repeated="16"/>
          <table:table-cell table:number-columns-repeated="996"/>
        </table:table-row>
        <table:table-row table:style-name="ro1">
          <table:table-cell/>
          <table:table-cell table:style-name="ce4"/>
          <table:table-cell/>
          <table:table-cell table:style-name="ce4" table:number-columns-repeated="6"/>
          <table:table-cell table:style-name="ce12"/>
          <table:table-cell table:style-name="ce4"/>
          <table:table-cell table:style-name="ce5"/>
          <table:table-cell table:style-name="ce4" table:number-columns-repeated="16"/>
          <table:table-cell table:number-columns-repeated="996"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sun8i-q8-common.dtsi</text:p>
          </table:table-cell>
          <table:table-cell table:style-name="ce7" table:number-columns-repeated="2"/>
          <table:table-cell table:style-name="ce9" table:number-columns-repeated="4"/>
          <table:table-cell table:style-name="ce6"/>
          <table:table-cell table:style-name="ce7"/>
          <table:table-cell table:style-name="ce9"/>
          <table:table-cell table:style-name="ce14" office:value-type="string" calcext:value-type="string">
            <text:p>cp /dvl/linux-stable/arch/arm/boot/dts/sun8i-q8-common.dtsi /tks/dox/mb734/dts/</text:p>
          </table:table-cell>
          <table:table-cell table:style-name="ce14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8i-q8-common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8i-q8-common.dtsi /dvl/u-boot/arch/arm/dts/sun8i-q8-common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4"/>
          <table:table-cell table:style-name="ce4" office:value-type="string" calcext:value-type="string">
            <text:p>&amp;gsl1680 : add propertie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4"/>
          <table:table-cell table:style-name="ce4" office:value-type="string" calcext:value-type="string">
            <text:p>&amp;reg_ldo_io1 : add properties</text:p>
          </table:table-cell>
          <table:table-cell table:number-columns-repeated="2"/>
          <table:table-cell table:style-name="ce10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7"/>
          <table:table-cell table:style-name="ce10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sun8i-a33-q8-tablet.dts</text:p>
          </table:table-cell>
          <table:table-cell table:style-name="ce7" table:number-columns-repeated="3"/>
          <table:table-cell table:style-name="ce9" table:number-columns-repeated="4"/>
          <table:table-cell table:style-name="ce6"/>
          <table:table-cell table:style-name="ce7"/>
          <table:table-cell table:style-name="ce9"/>
          <table:table-cell table:style-name="ce2" office:value-type="string" calcext:value-type="string">
            <text:p>-identical-</text:p>
          </table:table-cell>
          <table:table-cell table:style-name="ce2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/u-boot_out/arch/arm/dt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/dvl/linux-stable_out/scripts/dtc/dtc -I dtb -O dts -o /tks/dox/mb734/sun8i-a33-q8-tablet.dtb_dumpu sun8i-a33-q8-tablet.dt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/linux-stable_out/arch/arm/boot/dt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/dvl/linux-stable_out/scripts/dtc/dtc -I dtb -O dts -o /tks/dox/mb734/sun8i-a33-q8-tablet.dtb_dump sun8i-a33-q8-tablet.dtb</text:p>
          </table:table-cell>
          <table:table-cell table:number-columns-repeated="1014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734_porting_ub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nfig</text:p>
          </table:table-cell>
          <table:table-cell table:style-name="ce8" table:number-columns-repeated="1023"/>
        </table:table-row>
        <table:table-row table:style-name="ro1">
          <table:table-cell/>
          <table:table-cell office:value-type="string" calcext:value-type="string">
            <text:p>include/configs/sunxi-common.h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Patch BOOT_TARGET_DEVICES() macr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KConfig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DRAM timing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DRAM_CLK=40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RAM_ZQ=1529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IO assignment</text:p>
          </table:table-cell>
          <table:table-cell table:style-name="ce15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Video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VIDEO_LCD_MODE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General Setup</text:p>
          </table:table-cell>
          <table:table-cell table:style-name="ce15"/>
          <table:table-cell table:number-columns-repeated="1021"/>
        </table:table-row>
        <table:table-row table:style-name="ro1" table:number-rows-repeated="2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DISTRO_DEFAULTS is not se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Networking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NET is not selected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USB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 CONFIG_USB_STOR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KEYBOARD is not set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Commandline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Partition Types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Filesystems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 CONFIG_EFI_PARTI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_FAT is not set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06:12:21.983899508</meta:creation-date>
    <dc:date>2018-07-07T06:56:21.214256646</dc:date>
    <meta:editing-duration>PT44M3S</meta:editing-duration>
    <meta:editing-cycles>3</meta:editing-cycles>
    <meta:generator>LibreOffice/5.4.6.2$Linux_X86_64 LibreOffice_project/40m0$Build-2</meta:generator>
    <meta:document-statistic meta:table-count="2" meta:cell-count="136" meta:object-count="0"/>
  </office:meta>
</office:document-meta>
</file>